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10000017EA7E9E568CE48AE28.png" manifest:media-type="image/png"/>
  <manifest:file-entry manifest:full-path="Pictures/10000001000001010000017EF3907ACB95E935D6.png" manifest:media-type="image/png"/>
  <manifest:file-entry manifest:full-path="Pictures/10000001000001E8000002F1674EC5CE644F0F37.png" manifest:media-type="image/png"/>
  <manifest:file-entry manifest:full-path="Pictures/1000000100000491000002933B2366BC833D2569.png" manifest:media-type="image/png"/>
  <manifest:file-entry manifest:full-path="Pictures/10000001000000EE00000046C488EC934E6B512D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2E50000006BAAA8255F575558A1.png" manifest:media-type="image/png"/>
  <manifest:file-entry manifest:full-path="Pictures/10000001000003940000023948F350B50B2B60FC.png" manifest:media-type="image/png"/>
  <manifest:file-entry manifest:full-path="Pictures/10000001000004A4000000C7845EC853A8D7CBFC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02F00000030A1C93C680903C439.png" manifest:media-type="image/png"/>
  <manifest:file-entry manifest:full-path="Pictures/10000001000002240000015D81BBE678CBA54DA1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20pt" fo:font-style="italic" style:font-size-asian="24pt" style:font-style-asian="italic" style:font-size-complex="24pt" style:font-style-complex="italic"/>
    </style:style>
    <style:style style:name="T3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6pt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Hack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3">Getting the Sample Code</text:p>
          </draw:text-box>
        </draw:frame>
        <draw:frame presentation:style-name="pr4" draw:text-style-name="P4" draw:layer="layout" svg:width="12.199cm" svg:height="11cm" svg:x="1.5cm" svg:y="3.5cm" presentation:class="outline">
          <draw:text-box>
            <text:list text:style-name="L2">
              <text:list-item>
                <text:p><text:span text:style-name="T1">Open Chrome or Edge and navigate to: </text:span><text:span text:style-name="T1">https://github.com/pellcorp/coding</text:span></text:p>
              </text:list-item>
              <text:list-item>
                <text:p><text:span text:style-name="T1">Click the </text:span><text:span text:style-name="T2">green</text:span><text:span text:style-name="T1"> </text:span><text:span text:style-name="T3">Code</text:span><text:span text:style-name="T1"> button and then </text:span><text:span text:style-name="T1">the </text:span><text:span text:style-name="T4">Download ZIP</text:span><text:span text:style-name="T1"> button</text:span></text:p>
              </text:list-item>
              <text:list-item>
                <text:p><text:span text:style-name="T1">Click </text:span><text:span text:style-name="T4">open file</text:span><text:span text:style-name="T1"> for </text:span><text:span text:style-name="T4">coding-main.zip</text:span><text:span text:style-name="T1"> in </text:span><text:span text:style-name="T1">the browser download window.</text:span></text:p>
              </text:list-item>
            </text:list>
          </draw:text-box>
        </draw:frame>
        <draw:frame presentation:style-name="pr4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5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Getting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5">Select a </text:span><text:span text:style-name="T5">Destination and Extract Files</text:span><text:span text:style-name="T6">, </text:span><text:span text:style-name="T6">click the </text:span><text:span text:style-name="T5">Browse… </text:span><text:span text:style-name="T6">button</text:span></text:p>
              </text:list-item>
              <text:list-item>
                <text:p><text:span text:style-name="T6">And choose your </text:span><text:span text:style-name="T7">School Drive</text:span><text:span text:style-name="T6"> </text:span><text:span text:style-name="T6">Folder</text:span></text:p>
              </text:list-item>
              <text:list-item>
                <text:p><text:span text:style-name="T6">Click Extract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5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5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7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5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5">python </text:span><text:span text:style-name="T6">and click the </text:span><text:span text:style-name="T6">install butt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6">And then Wait for it to finish </text:span><text:span text:style-name="T7">installing</text:span><text:span text:style-name="T8"> </text:span></text:p>
                <text:p text:style-name="P7">And that is it, once its done we will be able to do some python coding!</text:p>
              </text:list-header>
            </text:list>
          </draw:text-box>
        </draw:frame>
        <draw:frame draw:style-name="gr2" draw:text-style-name="P5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5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1">Click the Explorer <text:s text:c="5"/>button </text:span></text:p>
              </text:list-item>
              <text:list-item>
                <text:p><text:span text:style-name="T1">Click the Open Folder <text:s text:c="11"/>button</text:span></text:p>
              </text:list-item>
              <text:list-item>
                <text:p><text:span text:style-name="T9">Navigate to the </text:span><text:span text:style-name="T10">coding-main</text:span><text:span text:style-name="T9"> folder you </text:span><text:span text:style-name="T9">extracted earlier into your </text:span><text:span text:style-name="T11">School Drive</text:span><text:span text:style-name="T12"> </text:span><text:span text:style-name="T12">Folder</text:span></text:p>
              </text:list-item>
              <text:list-item>
                <text:p><text:span text:style-name="T12">Click </text:span><text:span text:style-name="T4">Select Folder</text:span></text:p>
                <text:p><text:span text:style-name="T13"/></text:p>
                <text:p text:style-name="P7"/>
                <text:p text:style-name="P7"><text:span text:style-name="T14"/>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1">In the next window, Click the Yes, I trust </text:span><text:span text:style-name="T1">the authors button.</text:span></text:p>
                <text:p/>
              </text:list-item>
            </text:list>
          </draw:text-box>
        </draw:frame>
        <draw:frame draw:style-name="gr2" draw:text-style-name="P5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5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5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VSC: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draw:style-name="gr2" draw:text-style-name="P5" draw:layer="layout" svg:width="6.126cm" svg:height="9.106cm" svg:x="2.874cm" svg:y="4.894cm">
          <draw:image xlink:href="Pictures/10000001000001010000017EF3907ACB95E93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7"><text:span text:style-name="T15">What are we going to do:</text:span></text:p>
                <text:list>
                  <text:list-item>
                    <text:p><text:span text:style-name="T15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16">if &lt;condition&gt;:</text:span></text:p>
                <text:list>
                  <text:list-header>
                    <text:p><text:span text:style-name="T16">statement</text:span></text:p>
                  </text:list-header>
                </text:list>
                <text:p><text:span text:style-name="T16">elif &lt;condition&gt;:</text:span></text:p>
                <text:list>
                  <text:list-header>
                    <text:p><text:span text:style-name="T16">statement</text:span></text:p>
                  </text:list-header>
                </text:list>
                <text:p><text:span text:style-name="T16">else:</text:span></text:p>
                <text:list>
                  <text:list-header>
                    <text:p><text:span text:style-name="T16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6">A condition is something that </text:span><text:span text:style-name="T6">evaluates to true or false, and </text:span><text:span text:style-name="T6">example would be.</text:span></text:p>
              </text:list-item>
              <text:list-item>
                <text:p><text:span text:style-name="T6">A condition is of the format:</text:span></text:p>
                <text:list>
                  <text:list-item>
                    <text:p><text:span text:style-name="T6">value or variable </text:span><text:span text:style-name="T5">&lt;operator&gt;</text:span><text:span text:style-name="T6"> value </text:span><text:span text:style-name="T6">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6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1"><text:span text:style-name="T1">Right Click on a .py file (for example </text:span><text:span text:style-name="T1">hello.py) and choose Run Python File in </text:span><text:span text:style-name="T1">Terminal</text:span></text:p>
              </text:list-item>
              <text:list-item>
                <text:p text:style-name="P1"><text:span text:style-name="T1">You can also click the Play button over </text:span><text:span text:style-name="T1">on the right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The output is in the Terminal</text:span></text:p>
              </text:list-item>
            </text:list>
          </draw:text-box>
        </draw:frame>
        <draw:frame draw:style-name="gr3" draw:text-style-name="P8" draw:layer="layout" svg:width="8.128cm" svg:height="12.543cm" svg:x="19.372cm" svg:y="2cm" presentation:class="graphic" presentation:user-transformed="true">
          <draw:image xlink:href="Pictures/10000001000001E8000002F1674EC5CE644F0F37.png" xlink:type="simple" xlink:show="embed" xlink:actuate="onLoad" draw:mime-type="image/png">
            <text:p/>
          </draw:image>
        </draw:frame>
        <draw:frame draw:style-name="gr2" draw:text-style-name="P5" draw:layer="layout" svg:width="17.326cm" svg:height="2.501cm" svg:x="1cm" svg:y="7.8cm">
          <draw:image xlink:href="Pictures/10000001000002E50000006BAAA8255F575558A1.png" xlink:type="simple" xlink:show="embed" xlink:actuate="onLoad" draw:mime-type="image/png">
            <text:p/>
          </draw:image>
        </draw:frame>
        <draw:frame draw:style-name="gr2" draw:text-style-name="P5" draw:layer="layout" svg:width="17.499cm" svg:height="2.93cm" svg:x="1.5cm" svg:y="11.5cm">
          <draw:image xlink:href="Pictures/10000001000004A4000000C7845EC853A8D7C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2" draw:text-style-name="P5" draw:layer="layout" svg:width="6.799cm" svg:height="9.5cm" svg:x="3.201cm" svg:y="4.7cm">
          <draw:image xlink:href="Pictures/10000001000001010000017EA7E9E568CE48A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6">Change the code so that it </text:span><text:span text:style-name="T6">prints different message(s) </text:span><text:span text:style-name="T6">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2H36M37S</meta:editing-duration>
    <meta:editing-cycles>50</meta:editing-cycles>
    <meta:generator>LibreOffice/7.3.6.2$Linux_X86_64 LibreOffice_project/30$Build-2</meta:generator>
    <dc:title>Pencil</dc:title>
    <dc:date>2022-10-24T18:44:07.487365122</dc:date>
    <meta:document-statistic meta:object-count="115"/>
  </office:meta>
</office:document-meta>
</file>